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263.25pt" style:use-optimal-column-width="false"/>
    </style:style>
    <style:style style:name="ACOL-2" style:family="table-column">
      <style:table-column-properties style:column-width="112.5pt" style:use-optimal-column-width="false"/>
    </style:style>
    <style:style style:name="ACOL-3" style:family="table-column">
      <style:table-column-properties style:column-width="68.25pt" style:use-optimal-column-width="true"/>
    </style:style>
    <style:style style:name="ACOL-4" style:family="table-column">
      <style:table-column-properties style:column-width="63pt" style:use-optimal-column-width="true"/>
    </style:style>
    <style:style style:name="ACOL-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0" table:number-columns-repeated="4"/>
        <table:table-column table:style-name="ACOL-3"/>
        <table:table-column table:style-name="ACOL-0" table:number-columns-repeated="2"/>
        <table:table-column table:style-name="ACOL-4"/>
        <table:table-column table:style-name="ACOL-0" table:number-columns-repeated="7"/>
        <table:table-column table:style-name="ACOL-0" table:number-columns-repeated="239"/>
        <table:table-row table:style-name="AROW-1">
          <table:table-cell table:style-name="Gnumeric-default" office:value-type="string">
            <text:p>unique_id</text:p>
          </table:table-cell>
          <table:table-cell table:style-name="Gnumeric-default" office:value-type="string">
            <text:p>effects</text:p>
          </table:table-cell>
          <table:table-cell table:style-name="Gnumeric-default" office:value-type="string">
            <text:p>n_doses</text:p>
          </table:table-cell>
          <table:table-cell table:style-name="Gnumeric-default" office:value-type="string">
            <text:p>age_at_first_radvax</text:p>
          </table:table-cell>
          <table:table-cell table:style-name="Gnumeric-default" office:value-type="string">
            <text:p>gender</text:p>
          </table:table-cell>
          <table:table-cell table:style-name="Gnumeric-default" office:value-type="string">
            <text:p>ethnicity</text:p>
          </table:table-cell>
          <table:table-cell table:style-name="ACE-1" office:value-type="string">
            <text:p>dose_date_YYYYMMDD</text:p>
          </table:table-cell>
          <table:table-cell table:style-name="Gnumeric-default" office:value-type="string">
            <text:p>radvax_gen</text:p>
          </table:table-cell>
          <table:table-cell table:style-name="Gnumeric-default" office:value-type="string">
            <text:p>had_covid</text:p>
          </table:table-cell>
          <table:table-cell table:style-name="Gnumeric-default" office:value-type="string">
            <text:p>covid_date_YYYYMMDD</text:p>
          </table:table-cell>
          <table:table-cell table:style-name="Gnumeric-default" office:value-type="string">
            <text:p>symptoms</text:p>
          </table:table-cell>
          <table:table-cell table:style-name="Gnumeric-default" office:value-type="string">
            <text:p>PCR_result</text:p>
          </table:table-cell>
          <table:table-cell table:style-name="Gnumeric-default" office:value-type="string">
            <text:p>antigen_result</text:p>
          </table:table-cell>
          <table:table-cell table:style-name="Gnumeric-default" office:value-type="string">
            <text:p>other</text:p>
          </table:table-cell>
          <table:table-cell table:number-columns-repeated="242" table:style-name="Gnumeric-default"/>
        </table:table-row>
        <table:table-row table:style-name="AROW-1">
          <table:table-cell table:style-name="Gnumeric-default" office:value-type="string">
            <text:p>cac7bbb6b67b44ea0ab997d34a88e4ea9b4d3d62</text:p>
          </table:table-cell>
          <table:table-cell table:style-name="Gnumeric-default" office:value-type="string">
            <text:p>nasal congestion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string">
            <text:p>F</text:p>
          </table:table-cell>
          <table:table-cell table:style-name="Gnumeric-default" office:value-type="string">
            <text:p>African-American</text:p>
          </table:table-cell>
          <table:table-cell table:style-name="ACE-1" office:value-type="date" office:date-value="2020-05-04">
            <text:p>2020-05-0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no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string">
            <text:p>cac7bbb6b67b44ea0ab997d34a88e4ea9b4d3d62</text:p>
          </table:table-cell>
          <table:table-cell table:style-name="Gnumeric-default" office:value-type="string">
            <text:p>none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string">
            <text:p>F</text:p>
          </table:table-cell>
          <table:table-cell table:style-name="Gnumeric-default" office:value-type="string">
            <text:p>African-American</text:p>
          </table:table-cell>
          <table:table-cell table:style-name="ACE-1" office:value-type="date" office:date-value="2020-05-14">
            <text:p>2020-05-1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no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string">
            <text:p>cac7bbb6b67b44ea0ab997d34a88e4ea9b4d3d62</text:p>
          </table:table-cell>
          <table:table-cell table:style-name="Gnumeric-default" office:value-type="string">
            <text:p>headache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string">
            <text:p>F</text:p>
          </table:table-cell>
          <table:table-cell table:style-name="Gnumeric-default" office:value-type="string">
            <text:p>African-American</text:p>
          </table:table-cell>
          <table:table-cell table:style-name="ACE-1" office:value-type="date" office:date-value="2020-05-24">
            <text:p>2020-05-2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no</text:p>
          </table:table-cell>
          <table:table-cell table:number-columns-repeated="247" table:style-name="Gnumeric-default"/>
        </table:table-row>
        <table:table-row table:style-name="AROW-1">
          <table:table-cell table:style-name="Gnumeric-default" office:value-type="string">
            <text:p>cac7bbb6b67b44ea0ab997d34a88e4ea9b4d3d62</text:p>
          </table:table-cell>
          <table:table-cell table:style-name="Gnumeric-default" office:value-type="string">
            <text:p>N/A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string">
            <text:p>F</text:p>
          </table:table-cell>
          <table:table-cell table:style-name="Gnumeric-default" office:value-type="string">
            <text:p>African-American</text:p>
          </table:table-cell>
          <table:table-cell table:style-name="ACE-1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yes</text:p>
          </table:table-cell>
          <table:table-cell table:style-name="Gnumeric-default" office:value-type="date" office:date-value="2021-01-14">
            <text:p>2021-Jan-14</text:p>
          </table:table-cell>
          <table:table-cell table:style-name="Gnumeric-default" office:value-type="string">
            <text:p>no smell</text:p>
          </table:table-cell>
          <table:table-cell table:style-name="Gnumeric-default" office:value-type="string">
            <text:p>positive</text:p>
          </table:table-cell>
          <table:table-cell table:style-name="Gnumeric-default" office:value-type="string">
            <text:p>N/A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cac7bbb6b67b44ea0ab997d34a88e4ea9b4d3d62</text:p>
          </table:table-cell>
          <table:table-cell table:style-name="Gnumeric-default" office:value-type="string">
            <text:p>none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string">
            <text:p>F</text:p>
          </table:table-cell>
          <table:table-cell table:style-name="Gnumeric-default" office:value-type="string">
            <text:p>African-American</text:p>
          </table:table-cell>
          <table:table-cell table:style-name="ACE-1" office:value-type="date" office:date-value="2021-05-10">
            <text:p>2021-05-1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string">
            <text:p>yes</text:p>
          </table:table-cell>
          <table:table-cell table:number-columns-repeated="247" table:style-name="Gnumeric-default"/>
        </table:table-row>
        <table:table-row table:style-name="AROW-0" table:number-rows-repeated="65530">
          <table:table-cell table:number-columns-repeated="256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6" gnm:cursor-row="11">
          <gnm:selection gnm:start-col="6" gnm:start-row="11" gnm:end-col="6" gnm:end-row="11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2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3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date-style style:name="ND-0" number:format-source="fixed">
      <number:year number:style="long" number:calendar="gregorian"/>
      <number:text>-</number:text>
      <number:month number:possessive-form="false" number:textual="false" number:style="long"/>
      <number:text>-</number:text>
      <number:day number:style="long"/>
    </number:date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5-18T19:15:48Z</dc:date>
    <meta:creation-date>2021-05-18T18:47:30Z</meta:creation-date>
    <meta:generator>gnumeric/1.12.35</meta:generator>
  </office:meta>
</office:document-meta>
</file>